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13]-[.F1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14]-[.F1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29" office:value-type="string" calcext:value-type="string">
            <text:p>Mens. 09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0-09" calcext:value-type="date">
            <text:p>09/10/2025</text:p>
          </table:table-cell>
          <table:table-cell table:style-name="ce41" table:formula="of:=[.C15]-[.F1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5])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9">00/00/0000</text:date></text:span><text:span text:style-name="MT2"><text:s/>- </text:span><text:span text:style-name="MT2"><text:time style:data-style-name="N2" text:time-value="15:31:14.902092900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5:31:14.911449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10-09T15:32:05.894182000</dc:date>
    <dc:language>pt-PT</dc:language>
    <meta:editing-cycles>631</meta:editing-cycles>
    <meta:editing-duration>P1DT9H29M51S</meta:editing-duration>
    <meta:print-date>2021-06-25T13:43:09.170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